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2" svg:font-family="'ＭＳ ゴシック'" style:font-family-generic="modern" style:font-charset="x-symbol"/>
    <style:font-face style:name="Yu Gothic" svg:font-family="'Yu Gothic'" style:font-family-generic="swiss" style:font-charset="x-symbol"/>
    <style:font-face style:name="ＭＳ Ｐゴシック1" svg:font-family="'ＭＳ Ｐゴシック'" style:font-family-generic="swiss" style:font-charset="x-symbol"/>
    <style:font-face style:name="Arial1" svg:font-family="Arial"/>
    <style:font-face style:name="Yu Gothic1" svg:font-family="'Yu Gothic'"/>
    <style:font-face style:name="ＭＳ ゴシック1" svg:font-family="'ＭＳ ゴシック'"/>
    <style:font-face style:name="ＭＳ Ｐゴシック" svg:font-family="'ＭＳ Ｐゴシック'"/>
    <style:font-face style:name="ＭＳ ゴシック" svg:font-family="'ＭＳ 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ＭＳ ゴシック" style:font-name-asian="ＭＳ ゴシック1" style:font-name-complex="ＭＳ ゴシック1"/>
    </style:style>
    <style:style style:name="ce3" style:family="table-cell" style:parent-style-name="Default" style:data-style-name="N0">
      <style:text-properties style:font-name="ＭＳ Ｐゴシック" style:font-name-asian="ＭＳ Ｐゴシック" style:font-name-complex="ＭＳ Ｐゴシック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0.002cm solid #000000" fo:border-right="none" fo:border-top="none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gr1" style:family="graphic">
      <style:graphic-properties draw:stroke="solid" svg:stroke-width="0.053cm" svg:stroke-color="#4472c4" draw:marker-end="a147" svg:stroke-opacity="100%" draw:stroke-linejoin="miter" svg:stroke-linecap="butt" draw:fill="none" fo:padding-top="0.009cm" fo:padding-bottom="0.009cm" fo:padding-left="0.009cm" fo:padding-right="0.009cm"/>
    </style:style>
    <style:style style:name="gr2" style:family="graphic">
      <style:graphic-properties draw:stroke="solid" svg:stroke-width="0.071cm" svg:stroke-color="#2f528f" svg:stroke-opacity="100%" draw:fill="solid" draw:fill-color="#ffff00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" style:family="graphic">
      <style:graphic-properties draw:stroke="dash" draw:stroke-dash="Dash" svg:stroke-width="0.018cm" svg:stroke-color="#4472c4" draw:marker-end="a128" svg:stroke-opacity="100%" draw:stroke-linejoin="miter" svg:stroke-linecap="butt" draw:fill="none" fo:padding-top="-0.008cm" fo:padding-bottom="-0.008cm" fo:padding-left="-0.008cm" fo:padding-right="-0.008cm"/>
    </style:style>
    <style:style style:name="gr4" style:family="graphic">
      <style:graphic-properties draw:stroke="solid" svg:stroke-width="0.071cm" svg:stroke-color="#2f528f" svg:stroke-opacity="100%" draw:fill="solid" draw:fill-color="#4472c4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5" style:family="graphic">
      <style:graphic-properties draw:stroke="solid" svg:stroke-width="0.071cm" svg:stroke-color="#2f528f" svg:stroke-opacity="100%" draw:fill="solid" draw:fill-color="#ffff00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6" style:family="graphic">
      <style:graphic-properties draw:stroke="solid" svg:stroke-width="0.071cm" svg:stroke-color="#2f528f" svg:stroke-opacity="100%" draw:fill="solid" draw:fill-color="#4472c4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7" style:family="graphic">
      <style:graphic-properties draw:stroke="dash" draw:stroke-dash="Dash" svg:stroke-width="0.018cm" svg:stroke-color="#4472c4" draw:marker-end="a125" svg:stroke-opacity="100%" draw:stroke-linejoin="miter" svg:stroke-linecap="butt" draw:fill="none" fo:padding-top="-0.008cm" fo:padding-bottom="-0.008cm" fo:padding-left="-0.008cm" fo:padding-right="-0.008cm"/>
    </style:style>
    <style:style style:name="gr8" style:family="graphic">
      <style:graphic-properties draw:stroke="dash" draw:stroke-dash="Dash" svg:stroke-width="0.018cm" svg:stroke-color="#4472c4" draw:marker-end="a150" svg:stroke-opacity="100%" draw:stroke-linejoin="miter" svg:stroke-linecap="butt" draw:fill="none" fo:padding-top="-0.008cm" fo:padding-bottom="-0.008cm" fo:padding-left="-0.008cm" fo:padding-right="-0.008cm"/>
    </style:style>
    <style:style style:name="gr9" style:family="graphic">
      <style:graphic-properties draw:stroke="dash" draw:stroke-dash="Dash" svg:stroke-width="0.018cm" svg:stroke-color="#4472c4" draw:marker-end="a137" svg:stroke-opacity="100%" draw:stroke-linejoin="miter" svg:stroke-linecap="butt" draw:fill="none" fo:padding-top="-0.008cm" fo:padding-bottom="-0.008cm" fo:padding-left="-0.008cm" fo:padding-right="-0.008cm"/>
    </style:style>
    <style:style style:name="gr10" style:family="graphic">
      <style:graphic-properties draw:stroke="solid" svg:stroke-width="0.053cm" svg:stroke-color="#4472c4" draw:marker-end="a145" svg:stroke-opacity="100%" draw:stroke-linejoin="miter" svg:stroke-linecap="butt" draw:fill="none" fo:padding-top="0.009cm" fo:padding-bottom="0.009cm" fo:padding-left="0.009cm" fo:padding-right="0.009cm"/>
    </style:style>
    <style:style style:name="gr11" style:family="graphic">
      <style:graphic-properties draw:stroke="dash" draw:stroke-dash="Dash" svg:stroke-width="0.018cm" svg:stroke-color="#4472c4" draw:marker-end="a159" svg:stroke-opacity="100%" draw:stroke-linejoin="miter" svg:stroke-linecap="butt" draw:fill="none" fo:padding-top="-0.008cm" fo:padding-bottom="-0.008cm" fo:padding-left="-0.008cm" fo:padding-right="-0.008cm"/>
    </style:style>
    <style:style style:name="gr12" style:family="graphic">
      <style:graphic-properties draw:stroke="solid" svg:stroke-width="0.053cm" svg:stroke-color="#4472c4" draw:marker-end="a164" svg:stroke-opacity="100%" draw:stroke-linejoin="miter" svg:stroke-linecap="butt" draw:fill="none" fo:padding-top="0.009cm" fo:padding-bottom="0.009cm" fo:padding-left="0.009cm" fo:padding-right="0.009cm"/>
    </style:style>
    <style:style style:name="gr13" style:family="graphic">
      <style:graphic-properties draw:stroke="dash" draw:stroke-dash="Dash" svg:stroke-width="0.018cm" svg:stroke-color="#4472c4" draw:marker-end="a162" svg:stroke-opacity="100%" draw:stroke-linejoin="miter" svg:stroke-linecap="butt" draw:fill="none" fo:padding-top="-0.008cm" fo:padding-bottom="-0.008cm" fo:padding-left="-0.008cm" fo:padding-right="-0.008cm"/>
    </style:style>
    <style:style style:name="gr14" style:family="graphic">
      <style:graphic-properties draw:stroke="dash" draw:stroke-dash="Dash" svg:stroke-width="0.018cm" svg:stroke-color="#4472c4" draw:marker-end="a167" svg:stroke-opacity="100%" draw:stroke-linejoin="miter" svg:stroke-linecap="butt" draw:fill="none" fo:padding-top="-0.008cm" fo:padding-bottom="-0.008cm" fo:padding-left="-0.008cm" fo:padding-right="-0.008cm"/>
    </style:style>
    <style:style style:name="gr15" style:family="graphic">
      <style:graphic-properties draw:textarea-horizontal-align="center" draw:textarea-vertical-align="middle"/>
    </style:style>
    <style:style style:name="gr16" style:family="graphic">
      <style:graphic-properties draw:textarea-horizontal-align="center" draw:textarea-vertical-align="middle"/>
    </style:style>
    <style:style style:name="gr17" style:family="graphic">
      <style:graphic-properties draw:stroke="dash" draw:stroke-dash="Dashed_20__28_var_29_" draw:textarea-horizontal-align="center" draw:textarea-vertical-align="middle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明朝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明朝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font-name="ＭＳ ゴシック2" fo:font-size="11pt" fo:font-style="normal" fo:text-shadow="none" style:text-underline-style="none" fo:font-weight="normal" style:font-name-asian="ＭＳ ゴシック1" style:font-size-asian="11pt" style:font-style-asian="normal" style:font-weight-asian="normal" style:font-name-complex="ＭＳ ゴシック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Yu Gothic" fo:font-size="11pt" fo:font-style="normal" fo:text-shadow="none" style:text-underline-style="none" fo:font-weight="normal" style:font-name-asian="Yu Gothic1" style:font-size-asian="11pt" style:font-style-asian="normal" style:font-weight-asian="normal" style:font-name-complex="Yu Gothic1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font-name="ＭＳ Ｐゴシック1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ＭＳ Ｐゴシック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HPクラス図" table:style-name="ta1"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>
            <draw:connector table:end-cell-address="PHPクラス図.A2" table:end-x="2.05cm" table:end-y="0.492cm" draw:z-index="15" draw:name="直線矢印コネクタ 86" draw:style-name="gr1" draw:type="line" svg:x1="0.34cm" svg:y1="0.278cm" svg:x2="2.05cm" svg:y2="0.492cm" svg:d="M340 771l1710 214">
              <text:p/>
            </draw:connector>
          </table:table-cell>
          <table:table-cell office:value-type="string">
            <text:p><text:span text:style-name="T3">継承</text:span><text:span text:style-name="T4">（矢印側が子クラス）</text:span></text:p>
          </table:table-cell>
          <table:table-cell table:number-columns-repeated="2"/>
          <table:table-cell>
            <draw:custom-shape table:end-cell-address="PHPクラス図.E3" table:end-x="2.131cm" table:end-y="0.035cm" draw:z-index="17" draw:name="正方形/長方形 94" draw:style-name="gr2" draw:text-style-name="P1" svg:width="1.683cm" svg:height="0.423cm" svg:x="0.448cm" svg:y="0.106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" office:value-type="string">
            <text:p>ユーザ定義クラス</text:p>
          </table:table-cell>
          <table:table-cell table:number-columns-repeated="1018"/>
        </table:table-row>
        <table:table-row table:style-name="ro2">
          <table:table-cell>
            <draw:connector table:end-cell-address="PHPクラス図.A3" table:end-x="2.126cm" table:end-y="0.495cm" draw:z-index="10" draw:name="直線矢印コネクタ 61" draw:style-name="gr3" draw:type="line" svg:x1="0.272cm" svg:y1="0.28cm" svg:x2="2.126cm" svg:y2="0.495cm" svg:d="M272 1267l1854 215">
              <text:p/>
            </draw:connector>
          </table:table-cell>
          <table:table-cell table:style-name="ce2" office:value-type="string">
            <text:p>コンポジット（矢印側が生成される側）</text:p>
          </table:table-cell>
          <table:table-cell table:number-columns-repeated="2"/>
          <table:table-cell>
            <draw:custom-shape table:end-cell-address="PHPクラス図.E3" table:end-x="2.11cm" table:end-y="0.431cm" draw:z-index="18" draw:name="正方形/長方形 97" draw:style-name="gr4" draw:text-style-name="P1" svg:width="1.609cm" svg:height="0.339cm" svg:x="0.501cm" svg:y="0.092cm">
              <text:p/>
              <draw:enhanced-geometry svg:viewBox="0 0 21600 21600" draw:type="non-primitive" draw:enhanced-path="M 0 0 L 21600 0 21600 21600 0 21600 Z N"/>
            </draw:custom-shape>
          </table:table-cell>
          <table:table-cell office:value-type="string">
            <text:p>Laravel<text:span text:style-name="T5">が用意したクラス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PHPクラス図.B7" table:end-x="1.926cm" table:end-y="0.282cm" draw:z-index="7" draw:name="正方形/長方形 48" draw:style-name="gr5" draw:text-style-name="P1" xml:id="id1" draw:id="id1" svg:width="3.762cm" svg:height="1.139cm" svg:x="0.42cm" svg:y="0.131cm">
              <text:p text:style-name="P2"><text:span text:style-name="T1">web.php</text:span></text:p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g table:end-cell-address="PHPクラス図.D9" table:end-x="2.171cm" table:end-y="0.318cm" draw:z-index="11" draw:name="グループ化 65">
              <draw:custom-shape draw:name="正方形/長方形 66" draw:style-name="gr6" draw:text-style-name="P1" xml:id="id2" draw:id="id2" svg:width="4.152cm" svg:height="1.116cm" svg:x="0.275cm" svg:y="0.116cm">
                <text:p text:style-name="P2"><text:span text:style-name="T1">Route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67" draw:style-name="gr6" draw:text-style-name="P1" xml:id="id4" draw:id="id4" svg:width="4.152cm" svg:height="1.087cm" svg:x="0.276cm" svg:y="1.206cm">
                <text:p text:style-name="P2"><text:span text:style-name="T1">get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PHPクラス図.G10" table:end-x="0.702cm" table:end-y="0.101cm" draw:z-index="5" draw:name="グループ化 92">
              <draw:custom-shape draw:name="正方形/長方形 9" draw:style-name="gr6" draw:text-style-name="P1" xml:id="id3" draw:id="id3" svg:width="3.769cm" svg:height="0.695cm" svg:x="1.445cm" svg:y="0.315cm">
                <text:p text:style-name="P2"><text:span text:style-name="T1">Request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0" draw:style-name="gr6" draw:text-style-name="P1" svg:width="3.769cm" svg:height="1.525cm" svg:x="1.446cm" svg:y="1.045cm">
                <text:p text:style-name="P2"><text:span text:style-name="T1">path()</text:span></text:p>
                <text:p text:style-name="P2"><text:span text:style-name="T1">fullUaaaarl()</text:span></text:p>
                <text:p text:style-name="P2"><text:span text:style-name="T1"/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PHPクラス図.I10" table:end-x="0.77cm" table:end-y="0.111cm" draw:z-index="6" draw:name="グループ化 93">
              <draw:custom-shape draw:name="正方形/長方形 16" draw:style-name="gr6" draw:text-style-name="P1" svg:width="3.762cm" svg:height="0.56cm" svg:x="1.519cm" svg:y="0.325cm">
                <text:p text:style-name="P2"><text:span text:style-name="T1">Response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20" draw:style-name="gr6" draw:text-style-name="P1" svg:width="3.762cm" svg:height="1.653cm" svg:x="1.52cm" svg:y="0.927cm">
                <text:p text:style-name="P2"><text:span text:style-name="T1">content()</text:span></text:p>
                <text:p text:style-name="P2"><text:span text:style-name="T1">setContent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7"/>
        </table:table-row>
        <table:table-row table:style-name="ro1">
          <table:table-cell/>
          <table:table-cell>
            <draw:connector table:end-cell-address="PHPクラス図.C6" table:end-x="0.275cm" table:end-y="0.206cm" draw:z-index="9" draw:name="直線矢印コネクタ 54" draw:style-name="gr7" draw:type="line" svg:x1="1.926cm" svg:y1="0.206cm" svg:x2="2.531cm" svg:y2="0.18cm" draw:start-shape="id1" draw:start-glue-point="1" draw:end-shape="id2" draw:end-glue-point="3" svg:d="M4182 2678l605-26">
              <text:p/>
            </draw:connector>
          </table:table-cell>
          <table:table-cell/>
          <table:table-cell>
            <draw:connector table:end-cell-address="PHPクラス図.E6" table:end-x="1.445cm" table:end-y="0.18cm" draw:z-index="16" draw:name="直線矢印コネクタ 89" draw:style-name="gr8" draw:type="line" svg:x1="2.17cm" svg:y1="0.18cm" svg:x2="3.701cm" svg:y2="0.168cm" draw:start-shape="id2" draw:start-glue-point="1" draw:end-shape="id3" draw:end-glue-point="3" svg:d="M8939 2652l1531-12">
              <text:p/>
            </draw:connector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>
            <draw:connector table:end-cell-address="PHPクラス図.D11" table:end-x="0.095cm" table:end-y="0.413cm" draw:z-index="12" draw:name="直線矢印コネクタ 70" draw:style-name="gr9" draw:type="line" svg:x1="0.095cm" svg:y1="0.318cm" svg:x2="0.089cm" svg:y2="1.401cm" draw:start-shape="id4" draw:start-glue-point="2" draw:end-shape="id5" draw:end-glue-point="0" svg:d="M6864 4271l-6 1083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g table:end-cell-address="PHPクラス図.D16" table:end-x="2.042cm" table:end-y="0.15cm" draw:z-index="8" draw:name="グループ化 50">
              <draw:custom-shape draw:name="正方形/長方形 51" draw:style-name="gr5" draw:text-style-name="P1" xml:id="id5" draw:id="id5" svg:width="3.903cm" svg:height="1.116cm" svg:x="0.395cm" svg:y="0.413cm">
                <text:p text:style-name="P2"><text:span text:style-name="T2">*</text:span><text:span text:style-name="T1">Controller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52" draw:style-name="gr5" draw:text-style-name="P1" xml:id="id7" draw:id="id7" svg:width="3.903cm" svg:height="1.116cm" svg:x="0.396cm" svg:y="1.503cm">
                <text:p text:style-name="P2"><text:span text:style-name="T1">index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connector table:end-cell-address="PHPクラス図.D18" table:end-x="0.109cm" table:end-y="0.219cm" draw:z-index="14" draw:name="直線矢印コネクタ 83" draw:style-name="gr10" draw:type="line" svg:x1="0.109cm" svg:y1="1.207cm" svg:x2="0.09cm" svg:y2="0.15cm" draw:start-shape="id6" draw:start-glue-point="0" draw:end-shape="id7" draw:end-glue-point="2" svg:d="M6878 8617l-19-1057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PHPクラス図.B20" table:end-x="1.889cm" table:end-y="0.356cm" draw:z-index="3" draw:name="正方形/長方形 25" draw:style-name="gr6" draw:text-style-name="P1" xml:id="id8" draw:id="id8" svg:width="3.846cm" svg:height="1.116cm" svg:x="0.299cm" svg:y="0.227cm">
              <text:p text:style-name="P2"><text:span text:style-name="T1">ValidatesRequests</text:span></text:p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g table:end-cell-address="PHPクラス図.D22" table:end-x="2.145cm" table:end-y="0.45cm" draw:z-index="13" draw:name="グループ化 80">
              <draw:custom-shape draw:name="正方形/長方形 81" draw:style-name="gr6" draw:text-style-name="P1" xml:id="id6" draw:id="id6" svg:width="4.069cm" svg:height="1.116cm" svg:x="0.332cm" svg:y="0.219cm">
                <text:p text:style-name="P2"><text:span text:style-name="T1">Controller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82" draw:style-name="gr4" draw:text-style-name="P1" xml:id="id10" draw:id="id10" svg:width="4.069cm" svg:height="1.116cm" svg:x="0.333cm" svg:y="1.309cm">
                <text:p/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PHPクラス図.G22" table:end-x="1.166cm" table:end-y="0.443cm" draw:z-index="0" draw:name="グループ化 17">
              <draw:custom-shape draw:name="正方形/長方形 18" draw:style-name="gr6" draw:text-style-name="P1" xml:id="id9" draw:id="id9" svg:width="4.069cm" svg:height="1.116cm" svg:x="1.609cm" svg:y="0.212cm">
                <text:p text:style-name="P2"><text:span text:style-name="T1">BaseController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9" draw:style-name="gr6" draw:text-style-name="P1" svg:width="4.069cm" svg:height="1.116cm" svg:x="1.61cm" svg:y="1.302cm">
                <text:p text:style-name="P2"><text:span text:style-name="T1">callAction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9"/>
        </table:table-row>
        <table:table-row table:style-name="ro1">
          <table:table-cell/>
          <table:table-cell>
            <draw:connector table:end-cell-address="PHPクラス図.C19" table:end-x="0.332cm" table:end-y="0.292cm" draw:z-index="19" draw:name="直線矢印コネクタ 98" draw:style-name="gr11" draw:type="line" svg:x1="2.588cm" svg:y1="0.284cm" svg:x2="1.889cm" svg:y2="0.292cm" draw:start-shape="id6" draw:start-glue-point="3" draw:end-shape="id8" draw:end-glue-point="1" svg:d="M4844 9175l-699 8">
              <text:p/>
            </draw:connector>
          </table:table-cell>
          <table:table-cell/>
          <table:table-cell>
            <draw:connector table:end-cell-address="PHPクラス図.E19" table:end-x="1.609cm" table:end-y="0.284cm" draw:z-index="21" draw:name="直線矢印コネクタ 105" draw:style-name="gr12" draw:type="line" svg:x1="3.865cm" svg:y1="0.277cm" svg:x2="2.144cm" svg:y2="0.284cm" draw:start-shape="id9" draw:start-glue-point="3" draw:end-shape="id6" draw:end-glue-point="1" svg:d="M10634 9168l-1721 7">
              <text:p/>
            </draw:connector>
          </table:table-cell>
          <table:table-cell table:number-columns-repeated="1020"/>
        </table:table-row>
        <table:table-row table:style-name="ro1">
          <table:table-cell>
            <draw:custom-shape table:end-cell-address="PHPクラス図.B23" table:end-x="1.89cm" table:end-y="0.055cm" draw:z-index="4" draw:name="正方形/長方形 30" draw:style-name="gr6" draw:text-style-name="P1" svg:width="3.846cm" svg:height="1.116cm" svg:x="0.3cm" svg:y="0.421cm">
              <text:p text:style-name="P2"><text:span text:style-name="T1">()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onnector table:end-cell-address="PHPクラス図.D24" table:end-x="0.11cm" table:end-y="0.416cm" draw:z-index="20" draw:name="直線矢印コネクタ 102" draw:style-name="gr13" draw:type="line" svg:x1="4.623cm" svg:y1="0.45cm" svg:x2="1.572cm" svg:y2="1.403cm" draw:start-shape="id10" draw:start-glue-point="2" draw:end-shape="id11" draw:end-glue-point="0" svg:d="M6879 10823l-3051 953">
              <text:p/>
            </draw:connector>
          </table:table-cell>
          <table:table-cell/>
          <table:table-cell>
            <draw:connector table:end-cell-address="PHPクラス図.D25" table:end-x="1.995cm" table:end-y="0.015cm" draw:z-index="22" draw:name="直線矢印コネクタ 109" draw:style-name="gr14" draw:type="line" svg:x1="0.11cm" svg:y1="0.45cm" svg:x2="1.995cm" svg:y2="1.496cm" draw:start-shape="id10" draw:start-glue-point="2" draw:end-shape="id12" draw:end-glue-point="0" svg:d="M6879 10823l1885 1046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g table:end-cell-address="PHPクラス図.C29" table:end-x="1.148cm" table:end-y="0.203cm" draw:z-index="2" draw:name="グループ化 108">
              <draw:custom-shape draw:name="正方形/長方形 26" draw:style-name="gr6" draw:text-style-name="P1" xml:id="id11" draw:id="id11" svg:width="3.655cm" svg:height="1.111cm" svg:x="2.001cm" svg:y="0.416cm">
                <text:p text:style-name="P2"><text:span text:style-name="T1">DispatchesJobs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31" draw:style-name="gr6" draw:text-style-name="P1" svg:width="3.655cm" svg:height="1.111cm" svg:x="2.005cm" svg:y="1.561cm">
                <text:p text:style-name="P2"><text:span text:style-name="T1">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g table:end-cell-address="PHPクラス図.E29" table:end-x="1.621cm" table:end-y="0.246cm" draw:z-index="1" draw:name="グループ化 27">
              <draw:custom-shape draw:name="正方形/長方形 28" draw:style-name="gr6" draw:text-style-name="P1" xml:id="id12" draw:id="id12" svg:width="3.762cm" svg:height="1.116cm" svg:x="0.114cm" svg:y="0.015cm">
                <text:p text:style-name="P2"><text:span text:style-name="T1">AuthorizesRequests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29" draw:style-name="gr6" draw:text-style-name="P1" svg:width="3.762cm" svg:height="1.116cm" svg:x="0.115cm" svg:y="1.105cm">
                <text:p text:style-name="P2"><text:span text:style-name="T1">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scriptクラス図" table:style-name="ta2" table:print="false">
        <table:table-column table:style-name="co3" table:number-columns-repeated="11" table:default-cell-style-name="Default"/>
        <table:table-row table:style-name="ro1">
          <table:table-cell office:value-type="string">
            <text:p>ツリー共通クラス図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ChainParserは共通する部分がないが、依存している。</text:p>
          </table:table-cell>
          <table:table-cell table:number-columns-repeated="4"/>
          <table:table-cell>
            <draw:rect table:end-cell-address="Javascriptクラス図.L4" table:end-x="0.806cm" table:end-y="0.441cm" draw:z-index="8" draw:style-name="gr15" draw:text-style-name="P3" svg:width="4.167cm" svg:height="0.993cm" svg:x="1.155cm" svg:y="0.439cm">
              <text:p text:style-name="P3">クラス名</text:p>
            </draw:rect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table:number-columns-spanned="2" table:number-rows-spanned="1">
            <text:p>Clipborad</text:p>
          </table:table-cell>
          <table:covered-table-cell/>
          <table:table-cell/>
          <table:table-cell table:style-name="ce4" office:value-type="string" table:number-columns-spanned="2" table:number-rows-spanned="1">
            <text:p>ChainParser</text:p>
          </table:table-cell>
          <table:covered-table-cell table:style-name="ce14"/>
          <table:table-cell/>
          <table:table-cell table:style-name="ce4" office:value-type="string" table:number-columns-spanned="2" table:number-rows-spanned="1">
            <text:p>Node</text:p>
          </table:table-cell>
          <table:covered-table-cell table:style-name="ce14"/>
          <table:table-cell>
            <draw:rect table:end-cell-address="Javascriptクラス図.L7" table:end-x="0.862cm" table:end-y="0.314cm" draw:z-index="9" draw:style-name="gr15" draw:text-style-name="P3" svg:width="4.194cm" svg:height="1.383cm" svg:x="1.184cm" svg:y="0.413cm">
              <text:p text:style-name="P3">プロパティ名</text:p>
              <text:p text:style-name="P3"/>
            </draw:rect>
          </table:table-cell>
          <table:table-cell/>
        </table:table-row>
        <table:table-row table:style-name="ro1">
          <table:table-cell/>
          <table:table-cell table:style-name="ce5" table:number-columns-spanned="2" table:number-rows-spanned="1"/>
          <table:covered-table-cell table:style-name="ce8"/>
          <table:table-cell/>
          <table:table-cell table:style-name="ce11"/>
          <table:table-cell table:style-name="ce8"/>
          <table:table-cell>
            <draw:line table:end-cell-address="Javascriptクラス図.G6" table:end-x="2.178cm" table:end-y="0.422cm" draw:z-index="26" draw:style-name="gr16" draw:text-style-name="P3" svg:x1="2.178cm" svg:y1="0.916cm" svg:x2="1.856cm" svg:y2="0.462cm">
              <text:p/>
            </draw:line>
          </table:table-cell>
          <table:table-cell table:style-name="ce5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selectNodeDir</text:p>
          </table:table-cell>
          <table:covered-table-cell table:style-name="ce8"/>
          <table:table-cell/>
          <table:table-cell table:style-name="ce12" office:value-type="string">
            <text:p>共通プロパティなし</text:p>
          </table:table-cell>
          <table:table-cell table:style-name="ce9"/>
          <table:table-cell>
            <draw:line table:end-cell-address="Javascriptクラス図.G6" table:end-x="2.018cm" table:end-y="0.438cm" draw:z-index="0" draw:style-name="gr17" draw:text-style-name="P3" svg:x1="0.216cm" svg:y1="0.409cm" svg:x2="2.018cm" svg:y2="0.438cm">
              <text:p/>
            </draw:line>
            <draw:line table:end-cell-address="Javascriptクラス図.G7" table:end-x="2.044cm" table:end-y="0.327cm" draw:z-index="27" draw:style-name="gr16" draw:text-style-name="P3" svg:x1="2.044cm" svg:y1="0.474cm" svg:x2="1.694cm" svg:y2="0.821cm">
              <text:p/>
            </draw:line>
          </table:table-cell>
          <table:table-cell table:style-name="ce6" office:value-type="string" table:number-columns-spanned="2" table:number-rows-spanned="1">
            <text:p>public dir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selectNodeId</text:p>
          </table:table-cell>
          <table:covered-table-cell table:style-name="ce9"/>
          <table:table-cell/>
          <table:table-cell table:style-name="ce13"/>
          <table:table-cell table:style-name="ce10"/>
          <table:table-cell/>
          <table:table-cell table:style-name="ce6" office:value-type="string" table:number-columns-spanned="2" table:number-rows-spanned="1">
            <text:p>public id</text:p>
          </table:table-cell>
          <table:covered-table-cell table:style-name="ce9"/>
          <table:table-cell>
            <draw:rect table:end-cell-address="Javascriptクラス図.L10" table:end-x="0.862cm" table:end-y="0.431cm" draw:z-index="10" draw:style-name="gr15" draw:text-style-name="P3" svg:width="4.22cm" svg:height="1.57cm" svg:x="1.158cm" svg:y="0.342cm">
              <text:p text:style-name="P3">メソッド名</text:p>
              <text:p text:style-name="P3"/>
            </draw:rect>
          </table:table-cell>
          <table:table-cell/>
        </table:table-row>
        <table:table-row table:style-name="ro1">
          <table:table-cell/>
          <table:table-cell table:style-name="ce6" office:value-type="string" table:number-columns-spanned="2" table:number-rows-spanned="1">
            <text:p>public copyNodeDir</text:p>
          </table:table-cell>
          <table:covered-table-cell table:style-name="ce9"/>
          <table:table-cell/>
          <table:table-cell table:style-name="ce11"/>
          <table:table-cell table:style-name="ce8"/>
          <table:table-cell/>
          <table:table-cell table:style-name="ce6" office:value-type="string" table:number-columns-spanned="2" table:number-rows-spanned="1">
            <text:p>public title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copyNodeId</text:p>
          </table:table-cell>
          <table:covered-table-cell table:style-name="ce9"/>
          <table:table-cell/>
          <table:table-cell table:style-name="ce12" office:value-type="string">
            <text:p>共通メソッドなし</text:p>
          </table:table-cell>
          <table:table-cell table:style-name="ce9"/>
          <table:table-cell/>
          <table:table-cell table:style-name="ce6" office:value-type="string" table:number-columns-spanned="2" table:number-rows-spanned="1">
            <text:p>public className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0"/>
          <table:table-cell/>
          <table:table-cell table:style-name="ce13">
            <draw:line table:end-cell-address="Javascriptクラス図.E17" table:end-x="1.534cm" table:end-y="0.195cm" draw:z-index="2" draw:style-name="gr17" draw:text-style-name="P3" svg:x1="1.534cm" svg:y1="0.325cm" svg:x2="1.534cm" svg:y2="3.652cm">
              <text:p/>
            </draw:line>
          </table:table-cell>
          <table:table-cell table:style-name="ce10">
            <draw:line table:end-cell-address="Javascriptクラス図.I27" table:end-x="2.177cm" table:end-y="0.074cm" draw:z-index="4" draw:style-name="gr17" draw:text-style-name="P3" svg:x1="1.264cm" svg:y1="0.404cm" svg:x2="8.952cm" svg:y2="8.469cm">
              <text:p/>
            </draw:line>
          </table:table-cell>
          <table:table-cell/>
          <table:table-cell table:style-name="ce6" office:value-type="string" table:number-columns-spanned="2" table:number-rows-spanned="1">
            <text:p>public element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5" table:number-columns-spanned="2" table:number-rows-spanned="1"/>
          <table:covered-table-cell table:style-name="ce8">
            <draw:line table:end-cell-address="Javascriptクラス図.G11" table:end-x="2.206cm" table:end-y="0.417cm" draw:z-index="1" draw:style-name="gr17" draw:text-style-name="P3" svg:x1="2.232cm" svg:y1="0.417cm" svg:x2="11.238cm" svg:y2="0.39cm">
              <text:p/>
            </draw:line>
          </table:covered-table-cell>
          <table:table-cell table:number-columns-repeated="3"/>
          <table:table-cell>
            <draw:line table:end-cell-address="Javascriptクラス図.G11" table:end-x="2.178cm" table:end-y="0.293cm" draw:z-index="24" draw:style-name="gr16" draw:text-style-name="P3" svg:x1="2.178cm" svg:y1="0.293cm" svg:x2="1.856cm" svg:y2="0.081cm">
              <text:p/>
            </draw:line>
            <draw:line table:end-cell-address="Javascriptクラス図.G12" table:end-x="2.125cm" table:end-y="0.146cm" draw:z-index="25" draw:style-name="gr16" draw:text-style-name="P3" svg:x1="2.125cm" svg:y1="0.453cm" svg:x2="1.963cm" svg:y2="0.64cm">
              <text:p/>
            </draw:line>
          </table:table-cell>
          <table:table-cell table:style-name="ce6" office:value-type="string" table:number-columns-spanned="2" table:number-rows-spanned="1">
            <text:p>public child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getSelectDir</text:p>
          </table:table-cell>
          <table:covered-table-cell table:style-name="ce8"/>
          <table:table-cell table:number-columns-repeated="4"/>
          <table:table-cell table:style-name="ce6" office:value-type="string" table:number-columns-spanned="2" table:number-rows-spanned="1">
            <text:p>public toLink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getSelectId</text:p>
          </table:table-cell>
          <table:covered-table-cell table:style-name="ce9"/>
          <table:table-cell table:number-columns-repeated="2"/>
          <table:table-cell>
            <draw:line table:end-cell-address="Javascriptクラス図.G17" table:end-x="2.232cm" table:end-y="0.248cm" draw:z-index="3" draw:style-name="gr17" draw:text-style-name="P3" svg:x1="4.49cm" svg:y1="0.253cm" svg:x2="0.78cm" svg:y2="2.223cm">
              <text:p/>
            </draw:line>
          </table:table-cell>
          <table:table-cell/>
          <table:table-cell table:style-name="ce6" office:value-type="string" table:number-columns-spanned="2" table:number-rows-spanned="1">
            <text:p>public fromLink</text:p>
          </table:table-cell>
          <table:covered-table-cell table:style-name="ce9"/>
          <table:table-cell>
            <draw:line table:end-cell-address="Javascriptクラス図.J19" table:end-x="2.07cm" table:end-y="0.245cm" draw:z-index="5" draw:style-name="gr17" draw:text-style-name="P3" svg:x1="0.054cm" svg:y1="0.066cm" svg:x2="2.07cm" svg:y2="3.207cm">
              <text:p/>
            </draw:line>
          </table:table-cell>
          <table:table-cell/>
        </table:table-row>
        <table:table-row table:style-name="ro1">
          <table:table-cell/>
          <table:table-cell table:style-name="ce6" office:value-type="string" table:number-columns-spanned="2" table:number-rows-spanned="1">
            <text:p>public getCopyDir</text:p>
          </table:table-cell>
          <table:covered-table-cell table:style-name="ce9"/>
          <table:table-cell>
            <draw:line table:end-cell-address="Javascriptクラス図.D26" table:end-x="1.694cm" table:end-y="0.274cm" draw:z-index="6" draw:style-name="gr17" draw:text-style-name="P3" svg:x1="0cm" svg:y1="0.08cm" svg:x2="1.694cm" svg:y2="6.2cm">
              <text:p/>
            </draw:line>
          </table:table-cell>
          <table:table-cell table:number-columns-repeated="3"/>
          <table:table-cell table:style-name="ce7" table:number-columns-spanned="2" table:number-rows-spanned="1"/>
          <table:covered-table-cell table:style-name="ce10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getSelectId</text:p>
          </table:table-cell>
          <table:covered-table-cell table:style-name="ce10"/>
          <table:table-cell table:number-columns-repeated="4"/>
          <table:table-cell table:style-name="ce5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0"/>
          <table:table-cell/>
          <table:table-cell>
            <draw:line table:end-cell-address="Javascriptクラス図.E17" table:end-x="2.017cm" table:end-y="0.177cm" draw:z-index="22" draw:style-name="gr16" draw:text-style-name="P3" svg:x1="1.506cm" svg:y1="0.671cm" svg:x2="2.017cm" svg:y2="0.22cm">
              <text:p/>
            </draw:line>
            <draw:line table:end-cell-address="Javascriptクラス図.E17" table:end-x="1.508cm" table:end-y="0.205cm" draw:z-index="23" draw:style-name="gr16" draw:text-style-name="P3" svg:x1="1.508cm" svg:y1="0.699cm" svg:x2="1.158cm" svg:y2="0.248cm">
              <text:p/>
            </draw:line>
          </table:table-cell>
          <table:table-cell>
            <draw:line table:end-cell-address="Javascriptクラス図.F17" table:end-x="0.888cm" table:end-y="0.177cm" draw:z-index="20" draw:style-name="gr16" draw:text-style-name="P3" svg:x1="0.835cm" svg:y1="0.671cm" svg:x2="0.888cm" svg:y2="0.167cm">
              <text:p/>
            </draw:line>
          </table:table-cell>
          <table:table-cell/>
          <table:table-cell table:style-name="ce6" office:value-type="string" table:number-columns-spanned="2" table:number-rows-spanned="1">
            <text:p>公開メソッドなし</text:p>
          </table:table-cell>
          <table:covered-table-cell table:style-name="ce9"/>
          <table:table-cell table:number-columns-repeated="2"/>
        </table:table-row>
        <table:table-row table:style-name="ro1">
          <table:table-cell table:number-columns-repeated="5"/>
          <table:table-cell>
            <draw:line table:end-cell-address="Javascriptクラス図.F17" table:end-x="1.694cm" table:end-y="0.177cm" draw:z-index="21" draw:style-name="gr16" draw:text-style-name="P3" svg:x1="0.995cm" svg:y1="0.177cm" svg:x2="1.694cm" svg:y2="0.098cm">
              <text:p/>
            </draw:line>
          </table:table-cell>
          <table:table-cell/>
          <table:table-cell table:style-name="ce7" table:number-columns-spanned="2" table:number-rows-spanned="1"/>
          <table:covered-table-cell table:style-name="ce10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table:number-columns-spanned="2" table:number-rows-spanned="1">
            <text:p>Tree</text:p>
          </table:table-cell>
          <table:covered-table-cell/>
          <table:table-cell table:number-columns-repeated="3"/>
          <table:table-cell>
            <draw:line table:end-cell-address="Javascriptクラス図.J19" table:end-x="1.989cm" table:end-y="0.15cm" draw:z-index="18" draw:style-name="gr16" draw:text-style-name="P3" svg:x1="1.989cm" svg:y1="0.643cm" svg:x2="1.587cm" svg:y2="0.483cm">
              <text:p/>
            </draw:line>
            <draw:line table:end-cell-address="Javascriptクラス図.J19" table:end-x="2.179cm" table:end-y="0.15cm" draw:z-index="19" draw:style-name="gr16" draw:text-style-name="P3" svg:x1="2.151cm" svg:y1="0.643cm" svg:x2="2.179cm" svg:y2="0.218cm">
              <text:p/>
            </draw:line>
          </table:table-cell>
          <table:table-cell/>
        </table:table-row>
        <table:table-row table:style-name="ro1">
          <table:table-cell table:number-columns-repeated="4"/>
          <table:table-cell table:style-name="ce11" office:value-type="string">
            <text:p>プロパティはないが</text:p>
          </table:table-cell>
          <table:table-cell table:style-name="ce8"/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>
            <text:p>ツリーノードインスタンス</text:p>
          </table:table-cell>
          <table:table-cell table:style-name="ce9"/>
          <table:table-cell table:number-columns-repeated="3"/>
          <table:table-cell table:style-name="ce4" office:value-type="string" table:number-columns-spanned="2" table:number-rows-spanned="1">
            <text:p>TreeAction</text:p>
          </table:table-cell>
          <table:covered-table-cell/>
        </table:table-row>
        <table:table-row table:style-name="ro1">
          <table:table-cell table:number-columns-repeated="4"/>
          <table:table-cell table:style-name="ce13" office:value-type="string">
            <text:p>を生成する</text:p>
          </table:table-cell>
          <table:table-cell table:style-name="ce10"/>
          <table:table-cell table:number-columns-repeated="3"/>
          <table:table-cell table:style-name="ce11"/>
          <table:table-cell table:style-name="ce8"/>
        </table:table-row>
        <table:table-row table:style-name="ro1">
          <table:table-cell table:number-columns-repeated="4"/>
          <table:table-cell table:style-name="ce11"/>
          <table:table-cell table:style-name="ce8"/>
          <table:table-cell>
            <draw:line table:end-cell-address="Javascriptクラス図.I28" table:end-x="2.152cm" table:end-y="0.123cm" draw:z-index="11" draw:style-name="gr17" draw:text-style-name="P3" svg:x1="0.19cm" svg:y1="0.184cm" svg:x2="6.669cm" svg:y2="3.086cm">
              <text:p/>
            </draw:line>
          </table:table-cell>
          <table:table-cell table:number-columns-repeated="2"/>
          <table:table-cell table:style-name="ce12" office:value-type="string">
            <text:p>共通プロパティなし</text:p>
          </table:table-cell>
          <table:table-cell table:style-name="ce9"/>
        </table:table-row>
        <table:table-row table:style-name="ro1">
          <table:table-cell table:number-columns-repeated="4"/>
          <table:table-cell table:style-name="ce12" office:value-type="string">
            <text:p>共通メソッドなし</text:p>
          </table:table-cell>
          <table:table-cell table:style-name="ce9"/>
          <table:table-cell table:number-columns-repeated="3"/>
          <table:table-cell table:style-name="ce13"/>
          <table:table-cell table:style-name="ce10"/>
        </table:table-row>
        <table:table-row table:style-name="ro1">
          <table:table-cell table:number-columns-repeated="4"/>
          <table:table-cell table:style-name="ce13"/>
          <table:table-cell table:style-name="ce10"/>
          <table:table-cell table:number-columns-repeated="3"/>
          <table:table-cell table:style-name="ce5" table:number-columns-spanned="2" table:number-rows-spanned="1"/>
          <table:covered-table-cell table:style-name="ce8"/>
        </table:table-row>
        <table:table-row table:style-name="ro1">
          <table:table-cell table:number-columns-repeated="9"/>
          <table:table-cell table:style-name="ce6" office:value-type="string" table:number-columns-spanned="2" table:number-rows-spanned="1">
            <text:p>public deleteNode</text:p>
          </table:table-cell>
          <table:covered-table-cell table:style-name="ce9"/>
        </table:table-row>
        <table:table-row table:style-name="ro1">
          <table:table-cell table:number-columns-repeated="3"/>
          <table:table-cell>
            <draw:line table:end-cell-address="Javascriptクラス図.I29" table:end-x="2.205cm" table:end-y="0.47cm" draw:z-index="7" draw:style-name="gr17" draw:text-style-name="P3" svg:x1="1.856cm" svg:y1="0.274cm" svg:x2="13.496cm" svg:y2="1.951cm">
              <text:p/>
            </draw:line>
          </table:table-cell>
          <table:table-cell table:number-columns-repeated="4"/>
          <table:table-cell>
            <draw:line table:end-cell-address="Javascriptクラス図.I27" table:end-x="2.231cm" table:end-y="0.163cm" draw:z-index="16" draw:style-name="gr16" draw:text-style-name="P3" svg:x1="2.231cm" svg:y1="0.657cm" svg:x2="1.72cm" svg:y2="0.473cm">
              <text:p/>
            </draw:line>
            <draw:line table:end-cell-address="Javascriptクラス図.I27" table:end-x="2.231cm" table:end-y="0.084cm" draw:z-index="17" draw:style-name="gr16" draw:text-style-name="P3" svg:x1="2.098cm" svg:y1="0.179cm" svg:x2="2.231cm" svg:y2="0.578cm">
              <text:p/>
            </draw:line>
          </table:table-cell>
          <table:table-cell table:style-name="ce6" office:value-type="string" table:number-columns-spanned="2" table:number-rows-spanned="1">
            <text:p>public copyNode</text:p>
          </table:table-cell>
          <table:covered-table-cell table:style-name="ce9"/>
        </table:table-row>
        <table:table-row table:style-name="ro1">
          <table:table-cell table:number-columns-repeated="8"/>
          <table:table-cell>
            <draw:line table:end-cell-address="Javascriptクラス図.I27" table:end-x="2.152cm" table:end-y="0.457cm" draw:z-index="15" draw:style-name="gr16" draw:text-style-name="P3" svg:x1="2.152cm" svg:y1="0.457cm" svg:x2="1.613cm" svg:y2="0.139cm">
              <text:p/>
            </draw:line>
          </table:table-cell>
          <table:table-cell table:style-name="ce6" office:value-type="string" table:number-columns-spanned="2" table:number-rows-spanned="1">
            <text:p>public moveNode</text:p>
          </table:table-cell>
          <table:covered-table-cell table:style-name="ce9"/>
        </table:table-row>
        <table:table-row table:style-name="ro1">
          <table:table-cell table:number-columns-repeated="8"/>
          <table:table-cell>
            <draw:line table:end-cell-address="Javascriptクラス図.I28" table:end-x="2.258cm" table:end-y="0.23cm" draw:z-index="14" draw:style-name="gr16" draw:text-style-name="P3" svg:x1="2.258cm" svg:y1="0.175cm" svg:x2="1.667cm" svg:y2="0.23cm">
              <text:p/>
            </draw:line>
          </table:table-cell>
          <table:table-cell table:style-name="ce6" office:value-type="string" table:number-columns-spanned="2" table:number-rows-spanned="1">
            <text:p>public pasteNode</text:p>
          </table:table-cell>
          <table:covered-table-cell table:style-name="ce9"/>
        </table:table-row>
        <table:table-row table:style-name="ro1">
          <table:table-cell table:number-columns-repeated="8"/>
          <table:table-cell>
            <draw:line table:end-cell-address="Javascriptクラス図.I29" table:end-x="2.177cm" table:end-y="0.427cm" draw:z-index="12" draw:style-name="gr16" draw:text-style-name="P3" svg:x1="2.177cm" svg:y1="0.427cm" svg:x2="1.91cm" svg:y2="0.136cm">
              <text:p/>
            </draw:line>
          </table:table-cell>
          <table:table-cell table:style-name="ce6" office:value-type="string" table:number-columns-spanned="2" table:number-rows-spanned="1">
            <text:p>public projectionNode</text:p>
          </table:table-cell>
          <table:covered-table-cell table:style-name="ce9"/>
        </table:table-row>
        <table:table-row table:style-name="ro1">
          <table:table-cell table:number-columns-repeated="8"/>
          <table:table-cell>
            <draw:line table:end-cell-address="Javascriptクラス図.I30" table:end-x="2.124cm" table:end-y="0.332cm" draw:z-index="13" draw:style-name="gr16" draw:text-style-name="P3" svg:x1="2.124cm" svg:y1="0.093cm" svg:x2="1.962cm" svg:y2="0.332cm">
              <text:p/>
            </draw:line>
          </table:table-cell>
          <table:table-cell table:style-name="ce6" office:value-type="string" table:number-columns-spanned="2" table:number-rows-spanned="1">
            <text:p>public searchNodeId</text:p>
          </table:table-cell>
          <table:covered-table-cell table:style-name="ce9"/>
        </table:table-row>
        <table:table-row table:style-name="ro1">
          <table:table-cell table:number-columns-repeated="9"/>
          <table:table-cell table:style-name="ce7" table:number-columns-spanned="2" table:number-rows-spanned="1"/>
          <table:covered-table-cell table:style-name="ce10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2" svg:font-family="'ＭＳ ゴシック'" style:font-family-generic="modern" style:font-charset="x-symbol"/>
    <style:font-face style:name="Yu Gothic" svg:font-family="'Yu Gothic'" style:font-family-generic="swiss" style:font-charset="x-symbol"/>
    <style:font-face style:name="ＭＳ Ｐゴシック1" svg:font-family="'ＭＳ Ｐゴシック'" style:font-family-generic="swiss" style:font-charset="x-symbol"/>
    <style:font-face style:name="Arial1" svg:font-family="Arial"/>
    <style:font-face style:name="Yu Gothic1" svg:font-family="'Yu Gothic'"/>
    <style:font-face style:name="ＭＳ ゴシック1" svg:font-family="'ＭＳ ゴシック'"/>
    <style:font-face style:name="ＭＳ Ｐゴシック" svg:font-family="'ＭＳ Ｐゴシック'"/>
    <style:font-face style:name="ＭＳ ゴシック" svg:font-family="'ＭＳ 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10" svg:viewBox="0 0 20 30" svg:d="M10 0l-10 30h20z"/>
    <draw:marker draw:name="a125" svg:viewBox="0 0 20 30" svg:d="M10 0l-10 30h20z"/>
    <draw:marker draw:name="a128" svg:viewBox="0 0 20 30" svg:d="M10 0l-10 30h20z"/>
    <draw:marker draw:name="a137" svg:viewBox="0 0 20 30" svg:d="M10 0l-10 30h20z"/>
    <draw:marker draw:name="a14" svg:viewBox="0 0 20 30" svg:d="M10 0l-10 30h20z"/>
    <draw:marker draw:name="a145" svg:viewBox="0 0 20 30" svg:d="M10 0l-10 30h20z"/>
    <draw:marker draw:name="a147" svg:viewBox="0 0 20 30" svg:d="M10 0l-10 30h20z"/>
    <draw:marker draw:name="a150" svg:viewBox="0 0 20 30" svg:d="M10 0l-10 30h20z"/>
    <draw:marker draw:name="a159" svg:viewBox="0 0 20 30" svg:d="M10 0l-10 30h20z"/>
    <draw:marker draw:name="a162" svg:viewBox="0 0 20 30" svg:d="M10 0l-10 30h20z"/>
    <draw:marker draw:name="a164" svg:viewBox="0 0 20 30" svg:d="M10 0l-10 30h20z"/>
    <draw:marker draw:name="a167" svg:viewBox="0 0 20 30" svg:d="M10 0l-10 30h20z"/>
    <draw:marker draw:name="a18" svg:viewBox="0 0 20 30" svg:d="M10 0l-10 30h20z"/>
    <draw:marker draw:name="a22" svg:viewBox="0 0 20 30" svg:d="M10 0l-10 30h20z"/>
    <draw:marker draw:name="a26" svg:viewBox="0 0 20 30" svg:d="M10 0l-10 30h20z"/>
    <draw:marker draw:name="a30" svg:viewBox="0 0 20 30" svg:d="M10 0l-10 30h20z"/>
    <draw:marker draw:name="a52" svg:viewBox="0 0 20 30" svg:d="M10 0l-10 30h20z"/>
    <draw:marker draw:name="a59" svg:viewBox="0 0 20 30" svg:d="M10 0l-10 30h20z"/>
    <draw:marker draw:name="a63" svg:viewBox="0 0 20 30" svg:d="M10 0l-10 30h20z"/>
    <draw:marker draw:name="a70" svg:viewBox="0 0 20 30" svg:d="M10 0l-10 30h20z"/>
    <draw:stroke-dash draw:name="Dash" draw:style="rect" draw:dots1="1" draw:dots1-length="0.053cm" draw:distance="0.053cm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21/08/20</text:date>, <text:time>11:18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creation-date>2009-04-16T11:32:48Z</meta:creation-date>
    <dc:date>2021-08-20T11:18:50.73</dc:date>
    <meta:editing-cycles>75</meta:editing-cycles>
    <meta:editing-duration>PT45M27S</meta:editing-duration>
    <dc:creator>日置 慎一</dc:creator>
    <meta:document-statistic meta:table-count="2" meta:cell-count="41" meta:object-count="51"/>
    <meta:user-defined meta:name="Info 1"/>
    <meta:user-defined meta:name="Info 2"/>
    <meta:user-defined meta:name="Info 3"/>
    <meta:user-defined meta:name="Info 4"/>
  </office:meta>
</office:document-meta>
</file>